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eX Gyre Schola" svg:font-family="'TeX Gyre Schol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a138f"/>
    </style:style>
    <style:style style:name="P2" style:family="paragraph" style:parent-style-name="Standard" style:list-style-name="L1">
      <style:text-properties officeooo:paragraph-rsid="001b4554"/>
    </style:style>
    <style:style style:name="P3" style:family="paragraph" style:parent-style-name="Standard" style:list-style-name="L1">
      <style:text-properties officeooo:rsid="001a138f" officeooo:paragraph-rsid="001b4554"/>
    </style:style>
    <style:style style:name="P4" style:family="paragraph" style:parent-style-name="Standard" style:list-style-name="L1">
      <style:text-properties style:font-name="TeX Gyre Schola" officeooo:rsid="001a138f" officeooo:paragraph-rsid="001e13d7"/>
    </style:style>
    <style:style style:name="P5" style:family="paragraph" style:parent-style-name="Standard" style:list-style-name="L1">
      <style:text-properties style:font-name="TeX Gyre Schola" officeooo:rsid="001a138f" officeooo:paragraph-rsid="0020e1f8"/>
    </style:style>
    <style:style style:name="P6" style:family="paragraph" style:parent-style-name="Standard" style:list-style-name="L1">
      <style:text-properties style:font-name="TeX Gyre Schola" officeooo:rsid="00190261" officeooo:paragraph-rsid="001a138f"/>
    </style:style>
    <style:style style:name="P7" style:family="paragraph" style:parent-style-name="Standard" style:list-style-name="L2">
      <style:text-properties style:font-name="TeX Gyre Schola" officeooo:rsid="00190261" officeooo:paragraph-rsid="00190261"/>
    </style:style>
    <style:style style:name="P8" style:family="paragraph" style:parent-style-name="Standard" style:list-style-name="L1">
      <style:text-properties style:font-name="TeX Gyre Schola" fo:font-style="normal" officeooo:rsid="0020e1f8" officeooo:paragraph-rsid="0020e1f8" style:font-style-asian="normal" style:font-style-complex="normal"/>
    </style:style>
    <style:style style:name="T1" style:family="text">
      <style:text-properties style:font-name="TeX Gyre Schola"/>
    </style:style>
    <style:style style:name="T2" style:family="text">
      <style:text-properties style:font-name="TeX Gyre Schola" officeooo:rsid="00190261"/>
    </style:style>
    <style:style style:name="T3" style:family="text">
      <style:text-properties style:font-name="TeX Gyre Schola" fo:font-weight="bold" style:font-weight-asian="bold" style:font-weight-complex="bold"/>
    </style:style>
    <style:style style:name="T4" style:family="text">
      <style:text-properties style:font-name="TeX Gyre Schola" officeooo:rsid="001c847e"/>
    </style:style>
    <style:style style:name="T5" style:family="text">
      <style:text-properties style:font-name="TeX Gyre Schola" officeooo:rsid="001f2a57"/>
    </style:style>
    <style:style style:name="T6" style:family="text">
      <style:text-properties style:font-name="TeX Gyre Schola" fo:font-style="italic" officeooo:rsid="001f2a57" style:font-style-asian="italic" style:font-style-complex="italic"/>
    </style:style>
    <style:style style:name="T7" style:family="text">
      <style:text-properties style:font-name="TeX Gyre Schola" fo:font-style="normal" officeooo:rsid="001f2a57" style:font-style-asian="normal" style:font-style-complex="normal"/>
    </style:style>
    <style:style style:name="T8" style:family="text">
      <style:text-properties officeooo:rsid="0020e1f8"/>
    </style:style>
    <style:style style:name="T9" style:family="text">
      <style:text-properties fo:font-weight="bold" officeooo:rsid="0020e1f8" style:font-weight-asian="bold" style:font-weight-complex="bold"/>
    </style:style>
    <style:style style:name="T10" style:family="text">
      <style:text-properties officeooo:rsid="00190261"/>
    </style:style>
    <style:style style:name="T11" style:family="text">
      <style:text-properties officeooo:rsid="001f2a57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f2a57" style:font-style-asian="italic" style:font-style-complex="italic"/>
    </style:style>
    <style:style style:name="T14" style:family="text">
      <style:text-properties fo:font-style="normal" officeooo:rsid="001f2a57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572911070" text:style-name="L1">
        <text:list-item>
          <text:p text:style-name="P1"><text:span text:style-name="T1">Para cadastrar um </text:span><text:span text:style-name="T3">Funcionário</text:span><text:span text:style-name="T1">:</text:span></text:p>
          <text:list>
            <text:list-item>
              <text:p text:style-name="P2"><text:span text:style-name="T2">Popular tabela de </text:span><text:span text:style-name="T4">Município </text:span><text:span text:style-name="T5">(ver </text:span><text:span text:style-name="T6">script</text:span><text:span text:style-name="T5"> </text:span><text:span text:style-name="T6">municipio.sql</text:span><text:span text:style-name="T5">, na raiz do </text:span><text:span text:style-name="T7">projeto</text:span><text:span text:style-name="T6">)</text:span></text:p>
            </text:list-item>
            <text:list-item>
              <text:p text:style-name="P3"><text:span text:style-name="T1">C</text:span><text:span text:style-name="T2">adastrar Cargo</text:span></text:p>
            </text:list-item>
          </text:list>
        </text:list-item>
        <text:list-item>
          <text:p text:style-name="P4">Para cadastrar um <text:span text:style-name="T9">Cliente:</text:span></text:p>
          <text:list>
            <text:list-item>
              <text:p text:style-name="P5"><text:span text:style-name="T10">Popular tabela de Município (ver </text:span><text:span text:style-name="T13">script</text:span><text:span text:style-name="T11"> </text:span><text:span text:style-name="T13">municipio.sql</text:span><text:span text:style-name="T11">, na raiz do </text:span><text:span text:style-name="T14">projeto</text:span><text:span text:style-name="T13">)</text:span></text:p>
            </text:list-item>
            <text:list-item>
              <text:p text:style-name="P8">Cadastrar Modelo de veículo</text:p>
            </text:list-item>
            <text:list-item>
              <text:p text:style-name="P8">Cadastrar Serviços</text:p>
            </text:list-item>
          </text:list>
        </text:list-item>
        <text:list-item>
          <text:p text:style-name="P4">Para cadastrar um</text:p>
          <text:list>
            <text:list-item>
              <text:p text:style-name="P4"/>
            </text:list-item>
          </text:list>
        </text:list-item>
        <text:list-item>
          <text:p text:style-name="P4">Para cadastrar um</text:p>
          <text:list>
            <text:list-item>
              <text:p text:style-name="P4"/>
            </text:list-item>
          </text:list>
        </text:list-item>
        <text:list-item>
          <text:p text:style-name="P4">Para cadastrar um</text:p>
          <text:list>
            <text:list-item>
              <text:p text:style-name="P4"/>
            </text:list-item>
          </text:list>
        </text:list-item>
        <text:list-item>
          <text:p text:style-name="P4">Para cadastrar um</text:p>
          <text:list>
            <text:list-item>
              <text:p text:style-name="P4"/>
            </text:list-item>
          </text:list>
        </text:list-item>
        <text:list-item>
          <text:p text:style-name="P4">Para cadastrar um</text:p>
          <text:list>
            <text:list-item>
              <text:p text:style-name="P4"/>
              <text:p text:style-name="P6"/>
            </text:list-item>
          </text:list>
        </text:list-item>
      </text:list>
      <text:list xml:id="list2561446314" text:style-name="L2">
        <text:list-header>
          <text:p text:style-name="P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TeX Gyre Schola" svg:font-family="'TeX Gyre Schol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mo Queiroz Silva</meta:initial-creator>
    <meta:creation-date>2018-01-31T08:22:26.063656321</meta:creation-date>
    <dc:date>2018-01-31T10:30:38.734142762</dc:date>
    <dc:creator>Telmo Queiroz Silva</dc:creator>
    <meta:editing-duration>PT1H34M12S</meta:editing-duration>
    <meta:editing-cycles>8</meta:editing-cycles>
    <meta:generator>LibreOffice/5.4.4.2$Linux_X86_64 LibreOffice_project/40m0$Build-2</meta:generator>
    <meta:document-statistic meta:table-count="0" meta:image-count="0" meta:object-count="0" meta:page-count="1" meta:paragraph-count="18" meta:word-count="71" meta:character-count="367" meta:non-whitespace-character-count="326"/>
  </office:meta>
</office:document-meta>
</file>